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LookupFailureException.DataSourceLookup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LookupFailureException.DataSourceLookupFailur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